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a616" officeooo:paragraph-rsid="001ea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SOTROS</text:p>
      <text:p text:style-name="Text_20_body">Nuestra empresa se describe como una organización comprometida con la ayuda a madres cabeza de familia. Nos enorgullece brindarles capacitaciones en diversas áreas y conectarlas con oportunidades laborales. Nos consideramos un equipo dedicado y apasionado que se esfuerza por empoderar a estas mujeres y apoyarlas en su camino hacia una vida mejor. Nuestro objetivo principal es proporcionarles las herramientas y recursos necesarios para que puedan desarrollar sus habilidades, alcanzar sus metas y encontrar estabilidad económica. Trabajamos de cerca con empresas y organizaciones para asegurarnos de que nuestras participantes tengan acceso a oportunidades laborales adecuadas a sus habilidades y aspiraciones. Estamos comprometidos con el éxito y el bienestar de las madres cabeza de familia, y nos enorgullece ser parte de su camino hacia el crecimiento personal y profesional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21:33:54.013793615</meta:creation-date>
    <dc:date>2023-10-31T21:34:29.425105036</dc:date>
    <meta:editing-duration>PT36S</meta:editing-duration>
    <meta:editing-cycles>1</meta:editing-cycles>
    <meta:document-statistic meta:table-count="0" meta:image-count="0" meta:object-count="0" meta:page-count="1" meta:paragraph-count="2" meta:word-count="128" meta:character-count="890" meta:non-whitespace-character-count="764"/>
    <meta:generator>LibreOffice/7.3.7.2$Linux_X86_64 LibreOffice_project/30$Build-2</meta:generator>
  </office:meta>
</office:document-meta>
</file>